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fo:line-height="200%"/>
      <style:text-properties officeooo:rsid="00098de8" officeooo:paragraph-rsid="00098de8"/>
    </style:style>
    <style:style style:name="P2" style:family="paragraph" style:parent-style-name="Text_20_body">
      <style:paragraph-properties fo:margin-top="0cm" fo:margin-bottom="0cm" style:contextual-spacing="false" fo:line-height="200%"/>
      <style:text-properties fo:font-weight="bold" officeooo:paragraph-rsid="00098de8" style:font-weight-asian="bold" style:font-weight-complex="bold"/>
    </style:style>
    <style:style style:name="P3" style:family="paragraph" style:parent-style-name="Text_20_body">
      <style:paragraph-properties fo:margin-top="0cm" fo:margin-bottom="0cm" style:contextual-spacing="false" fo:line-height="200%"/>
      <style:text-properties fo:font-style="italic" fo:font-weight="normal" officeooo:paragraph-rsid="00098de8" style:font-style-asian="italic" style:font-weight-asian="normal" style:font-style-complex="italic" style:font-weight-complex="normal"/>
    </style:style>
    <style:style style:name="P4" style:family="paragraph" style:parent-style-name="Text_20_body">
      <style:paragraph-properties fo:margin-top="0cm" fo:margin-bottom="0cm" style:contextual-spacing="false" fo:line-height="200%"/>
      <style:text-properties fo:font-weight="normal" officeooo:paragraph-rsid="00098de8" style:font-weight-asian="normal" style:font-weight-complex="normal"/>
    </style:style>
    <style:style style:name="P5" style:family="paragraph" style:parent-style-name="Text_20_body">
      <style:paragraph-properties fo:margin-top="0cm" fo:margin-bottom="0cm" style:contextual-spacing="false" fo:line-height="200%"/>
      <style:text-properties officeooo:rsid="000ad068" officeooo:paragraph-rsid="000ad068"/>
    </style:style>
    <style:style style:name="P6" style:family="paragraph" style:parent-style-name="Heading_20_1">
      <style:text-properties fo:font-size="16pt" style:font-size-asian="16pt" style:font-size-complex="16pt"/>
    </style:style>
    <style:style style:name="T1" style:family="text">
      <style:text-properties officeooo:rsid="00098de8"/>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098de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0ad068"/>
    </style:style>
    <style:style style:name="T8" style:family="text">
      <style:text-properties officeooo:rsid="000cb7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Contributions of <text:span text:style-name="T1">A</text:span>uthors</text:h>
      <text:p text:style-name="P1">I am the <text:span text:style-name="T7">sole </text:span>first author o<text:span text:style-name="T8">f</text:span> all chapters of this thesis. With the guidance of my supervisor, I developed the ideas, collated the data, conducted the analyses, produced the figures, wrote the first draft, and produced the final version of each manuscript. </text:p>
      <text:p text:style-name="P3"/>
      <text:p text:style-name="P4"><text:span text:style-name="T4">Chapter 1: </text:span><text:span text:style-name="T6">Caron, D.</text:span>, Maiorano, L., Thuiller, W., &amp; Pollock, L. J. (2022). Addressing the Eltonian shortfall with trait‐based interaction models. <text:span text:style-name="T2">Ecology Letters</text:span>, <text:span text:style-name="T2">25</text:span>(4), 889-899.</text:p>
      <text:p text:style-name="P2"><text:span text:style-name="T5"/></text:p>
      <text:p text:style-name="P1">DC and LJP conceived the study, LM and WT provided comments on the design and analyses. DC collated the data and performed the analyses. DC wrote the first draft of the manuscript, and all authors contributed substantially to revisions.</text:p>
      <text:p text:style-name="P1"/>
      <text:p text:style-name="P1"><text:span text:style-name="T3">Chapter 2: </text:span><text:span text:style-name="T6">Caron, D.</text:span>, Brose, U., Lurgi, M., Blanchet, F. G., Gravel, D., &amp; Pollock, L. J. (2024). Trait‐matching models predict pairwise interactions across regions, not food web properties. <text:span text:style-name="T2">Global Ecology and Biogeography</text:span>, e13807.</text:p>
      <text:p text:style-name="P1"/>
      <text:p text:style-name="P1">DC and LJP conceived the study, DG, GFB, ML, and UB provided comments on the design and analyses. DC collated the data and performed the analyses. DC wrote the first draft of the manuscript, and all authors contributed substantially to revisions.</text:p>
      <text:p text:style-name="P1"/>
      <text:p text:style-name="P5"><text:span text:style-name="T3">Chapter 3: </text:span><text:span text:style-name="T6">Caron, D.</text:span>, Jousse, M., Tingley, M. W., Karger, D. N., Gravel, D., &amp; Pollock L. J. (in prep). Consequences of seasonal geographic and niche movements for North American bird biogeography.</text:p>
      <text:p text:style-name="P5"/>
      <text:p text:style-name="P5"><text:soft-page-break/>DC and LJP conceived the study. DC, DNK, and MJ collated the data. MWT, DNK, and DG provided comments on the design and analyses. DC performed the analyses. DC wrote the first draft of the manuscript, and all authors contributed substantially to revisions.</text:p>
      <text:p text:style-name="P5"/>
      <text:p text:style-name="P5"><text:span text:style-name="T3">Chapter 4: </text:span><text:span text:style-name="T6">Caron, D.</text:span>, Legagneux, P., Beauchesne, D., Archambault, P., Pollock L. J. (in prep). Seasonal level of human impact and protection drive the decline of the North American avifauna.</text:p>
      <text:p text:style-name="P5"/>
      <text:p text:style-name="P5">DC and PL conceived the study. DB, PA, and LJP provided comments on the design and analyses. DC collated the data and performed the analyses. DC wrote the first draft of the manuscript, and all authors contributed substantially to revis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2:14.499761068</meta:creation-date>
    <meta:generator>LibreOffice/24.2.3.2$Linux_X86_64 LibreOffice_project/420$Build-2</meta:generator>
    <dc:date>2024-06-04T13:39:10.926934411</dc:date>
    <dc:creator>Dominique Caron</dc:creator>
    <meta:editing-duration>PT12M2S</meta:editing-duration>
    <meta:editing-cycles>6</meta:editing-cycles>
    <meta:document-statistic meta:table-count="0" meta:image-count="0" meta:object-count="0" meta:page-count="2" meta:paragraph-count="10" meta:word-count="330" meta:character-count="2056" meta:non-whitespace-character-count="1735"/>
  </office:meta>
</office:document-meta>
</file>